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1118b" officeooo:paragraph-rsid="0011118b"/>
    </style:style>
    <style:style style:name="P2" style:family="paragraph" style:parent-style-name="Standard">
      <style:text-properties style:text-underline-style="solid" style:text-underline-width="auto" style:text-underline-color="font-color" officeooo:rsid="0011118b" officeooo:paragraph-rsid="0011fd19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text-underline-style="none" officeooo:rsid="0011fd19" officeooo:paragraph-rsid="0011fd19"/>
    </style:style>
    <style:style style:name="P5" style:family="paragraph" style:parent-style-name="Standard" style:list-style-name="L1">
      <style:text-properties style:text-underline-style="none" officeooo:rsid="0012a292" officeooo:paragraph-rsid="0012a292"/>
    </style:style>
    <style:style style:name="P6" style:family="paragraph" style:parent-style-name="Standard" style:list-style-name="L1">
      <style:text-properties style:text-underline-style="none" officeooo:rsid="0012ef9c" officeooo:paragraph-rsid="0012ef9c"/>
    </style:style>
    <style:style style:name="P7" style:family="paragraph" style:parent-style-name="Standard" style:list-style-name="L1">
      <style:text-properties style:text-underline-style="none" officeooo:rsid="0012f743" officeooo:paragraph-rsid="0012f743"/>
    </style:style>
    <style:style style:name="P8" style:family="paragraph" style:parent-style-name="Standard" style:list-style-name="L1">
      <style:text-properties style:text-underline-style="none" officeooo:rsid="0012fd95" officeooo:paragraph-rsid="0012fd95"/>
    </style:style>
    <style:style style:name="P9" style:family="paragraph" style:parent-style-name="Standard" style:list-style-name="L1">
      <style:text-properties style:text-underline-style="none" officeooo:rsid="001486d1" officeooo:paragraph-rsid="001486d1"/>
    </style:style>
    <style:style style:name="P10" style:family="paragraph" style:parent-style-name="Standard" style:list-style-name="L1">
      <style:text-properties style:text-underline-style="none" officeooo:rsid="00151120" officeooo:paragraph-rsid="00151120"/>
    </style:style>
    <style:style style:name="T1" style:family="text">
      <style:text-properties officeooo:rsid="0011fd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ields Lecture Notes <text:span text:style-name="T1">(Statistics) From Pixels to Points </text:span></text:p>
      <text:p text:style-name="P1"/>
      <text:list xml:id="list2530815379" text:style-name="L1">
        <text:list-item>
          <text:p text:style-name="P4">Two case studies one for basketball and one for soccer</text:p>
        </text:list-item>
        <text:list-item>
          <text:p text:style-name="P4">The first study is to understand NBA offences</text:p>
          <text:list>
            <text:list-item>
              <text:p text:style-name="P4">Help basketball teams solve internal problems of tagging video</text:p>
            </text:list-item>
            <text:list-item>
              <text:p text:style-name="P4">Clustering tasks</text:p>
            </text:list-item>
            <text:list-item>
              <text:p text:style-name="P5">i.e. find all the spurs hammer sets from the entire season</text:p>
            </text:list-item>
            <text:list-item>
              <text:p text:style-name="P5">The goal is to model possession structure</text:p>
            </text:list-item>
            <text:list-item>
              <text:p text:style-name="P5">One way to do is to hand annotate each individual possession and then feed that into text analysis models =&gt; Extremely hard to do</text:p>
            </text:list-item>
            <text:list-item>
              <text:p text:style-name="P3">We can use the player-tracking data to do this to turn it into a document</text:p>
            </text:list-item>
            <text:list-item>
              <text:p text:style-name="P5">For each individual player we take their movements and slice it up into individual segments </text:p>
            </text:list-item>
            <text:list-item>
              <text:p text:style-name="P5">Then we cluster each individual player into 250 trajectory clusters</text:p>
            </text:list-item>
            <text:list-item>
              <text:p text:style-name="P5">Each cluster is a function through time </text:p>
            </text:list-item>
            <text:list-item>
              <text:p text:style-name="P6">To turn it into a document we use a topic model: Latent Dirichlet Allocation (Blei 2003) to model possession</text:p>
            </text:list-item>
            <text:list-item>
              <text:p text:style-name="P6">Use pairs of concurrent actions, i.e. in text analysis “white” and “house” vs. “white house” </text:p>
            </text:list-item>
            <text:list-item>
              <text:p text:style-name="P7">Another use of this is to examine all instances of a similar play i.e. corner threes</text:p>
            </text:list-item>
            <text:list-item>
              <text:p text:style-name="P8">In summary, this project was to organize a database of hundreds of thousands of NBA possessions by offensive structure</text:p>
            </text:list-item>
            <text:list-item>
              <text:p text:style-name="P9">Through the use of LDA and functional clustering</text:p>
            </text:list-item>
            <text:list-item>
              <text:p text:style-name="P9">Allows coaches to do deeper dives into different plays</text:p>
            </text:list-item>
          </text:list>
        </text:list-item>
        <text:list-item>
          <text:p text:style-name="P9">The second study is to look at expected value for possession in football (soccer)</text:p>
          <text:list>
            <text:list-item>
              <text:p text:style-name="P9">This problem was solved earlier through NBA possession data to look at expected value of possession</text:p>
            </text:list-item>
            <text:list-item>
              <text:p text:style-name="P9">football is nuacned though because of looser notions of possession, passes can go anywhere, context is critical</text:p>
            </text:list-item>
            <text:list-item>
              <text:p text:style-name="P9">The goal of the project was to solve the expected goal or goal against given all the spatiotemporal information until time t</text:p>
            </text:list-item>
            <text:list-item>
              <text:p text:style-name="P9">i.e. EPV as a Markov Decision process</text:p>
            </text:list-item>
            <text:list-item>
              <text:p text:style-name="P9">Needed to add context data to the possession data</text:p>
            </text:list-item>
            <text:list-item>
              <text:p text:style-name="P9">Big complicated neural network</text:p>
            </text:list-item>
            <text:list-item>
              <text:p text:style-name="P9">Three components: pass, ball drive and shot</text:p>
            </text:list-item>
            <text:list-item>
              <text:p text:style-name="P10">Decision-making analysis through layers of probabilistic surfaces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2T18:51:17.684138919</meta:creation-date>
    <meta:generator>LibreOffice/7.1.5.2$Linux_X86_64 LibreOffice_project/10$Build-2</meta:generator>
    <dc:date>2021-10-26T20:06:14.947838408</dc:date>
    <meta:editing-duration>PT6H8M4S</meta:editing-duration>
    <meta:editing-cycles>7</meta:editing-cycles>
    <meta:document-statistic meta:table-count="0" meta:image-count="0" meta:object-count="0" meta:page-count="1" meta:paragraph-count="27" meta:word-count="341" meta:character-count="1903" meta:non-whitespace-character-count="1611"/>
  </office:meta>
</office:document-meta>
</file>